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7584">
            <text:p>AA-27584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5870.0">
            <text:p>587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7615">
            <text:p>AA-27615</text:p>
          </table:table-cell>
          <table:table-cell office:value-type="float" office:value="53.48">
            <text:p>53.48</text:p>
          </table:table-cell>
          <table:table-cell office:value-type="float" office:value="-0.75">
            <text:p>-0.75</text:p>
          </table:table-cell>
          <table:table-cell office:value-type="float" office:value="4890.0">
            <text:p>489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887">
            <text:p>AA-23887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4060.0">
            <text:p>40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9">
            <text:p>-5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40">
            <text:p>AA-23440</text:p>
          </table:table-cell>
          <table:table-cell office:value-type="float" office:value="53.71">
            <text:p>53.71</text:p>
          </table:table-cell>
          <table:table-cell office:value-type="float" office:value="-0.96">
            <text:p>-0.96</text:p>
          </table:table-cell>
          <table:table-cell office:value-type="float" office:value="5075.0">
            <text:p>507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73">
            <text:p>-7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80">
            <text:p>AA-26380</text:p>
          </table:table-cell>
          <table:table-cell office:value-type="float" office:value="53.71">
            <text:p>53.71</text:p>
          </table:table-cell>
          <table:table-cell office:value-type="float" office:value="-0.7">
            <text:p>-0.7</text:p>
          </table:table-cell>
          <table:table-cell office:value-type="float" office:value="5560.0">
            <text:p>55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8">
            <text:p>-8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90">
            <text:p>AA-25590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7190.0">
            <text:p>71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86">
            <text:p>-15.8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5">
            <text:p>AA-26375</text:p>
          </table:table-cell>
          <table:table-cell office:value-type="float" office:value="53.6">
            <text:p>53.6</text:p>
          </table:table-cell>
          <table:table-cell office:value-type="float" office:value="-0.87">
            <text:p>-0.87</text:p>
          </table:table-cell>
          <table:table-cell office:value-type="float" office:value="3020.0">
            <text:p>30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HAR-7007">
            <text:p>HAR-7007</text:p>
          </table:table-cell>
          <table:table-cell office:value-type="float" office:value="53.78">
            <text:p>53.78</text:p>
          </table:table-cell>
          <table:table-cell office:value-type="float" office:value="-0.75">
            <text:p>-0.75</text:p>
          </table:table-cell>
          <table:table-cell office:value-type="float" office:value="5710.0">
            <text:p>57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1">
            <text:p>-8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MillettEtal1987,ShennanEtal2018">
            <text:p>MetcalfeEtal2000,MillettEtal1987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77">
            <text:p>AA-25577</text:p>
          </table:table-cell>
          <table:table-cell office:value-type="float" office:value="53.68">
            <text:p>53.68</text:p>
          </table:table-cell>
          <table:table-cell office:value-type="float" office:value="-0.53">
            <text:p>-0.53</text:p>
          </table:table-cell>
          <table:table-cell office:value-type="float" office:value="6000.0">
            <text:p>600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6">
            <text:p>-8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78">
            <text:p>AA-25578</text:p>
          </table:table-cell>
          <table:table-cell office:value-type="float" office:value="53.68">
            <text:p>53.68</text:p>
          </table:table-cell>
          <table:table-cell office:value-type="float" office:value="-0.53">
            <text:p>-0.53</text:p>
          </table:table-cell>
          <table:table-cell office:value-type="float" office:value="5985.0">
            <text:p>598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6">
            <text:p>-8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85">
            <text:p>AA-25585</text:p>
          </table:table-cell>
          <table:table-cell office:value-type="float" office:value="53.66">
            <text:p>53.66</text:p>
          </table:table-cell>
          <table:table-cell office:value-type="float" office:value="-0.7">
            <text:p>-0.7</text:p>
          </table:table-cell>
          <table:table-cell office:value-type="float" office:value="7265.0">
            <text:p>726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44">
            <text:p>-14.44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86">
            <text:p>AA-25586</text:p>
          </table:table-cell>
          <table:table-cell office:value-type="float" office:value="53.66">
            <text:p>53.66</text:p>
          </table:table-cell>
          <table:table-cell office:value-type="float" office:value="-0.7">
            <text:p>-0.7</text:p>
          </table:table-cell>
          <table:table-cell office:value-type="float" office:value="7745.0">
            <text:p>774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66">
            <text:p>-14.6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89">
            <text:p>AA-25589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7205.0">
            <text:p>720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09">
            <text:p>-15.0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888">
            <text:p>AA-23888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4365.0">
            <text:p>436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8">
            <text:p>-6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6">
            <text:p>AA-26376</text:p>
          </table:table-cell>
          <table:table-cell office:value-type="float" office:value="53.6">
            <text:p>53.6</text:p>
          </table:table-cell>
          <table:table-cell office:value-type="float" office:value="-0.87">
            <text:p>-0.87</text:p>
          </table:table-cell>
          <table:table-cell office:value-type="float" office:value="4610.0">
            <text:p>46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4">
            <text:p>-7.1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7">
            <text:p>AA-26377</text:p>
          </table:table-cell>
          <table:table-cell office:value-type="float" office:value="53.6">
            <text:p>53.6</text:p>
          </table:table-cell>
          <table:table-cell office:value-type="float" office:value="-0.87">
            <text:p>-0.87</text:p>
          </table:table-cell>
          <table:table-cell office:value-type="float" office:value="3880.0">
            <text:p>38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4">
            <text:p>-5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9">
            <text:p>AA-26379</text:p>
          </table:table-cell>
          <table:table-cell office:value-type="float" office:value="53.71">
            <text:p>53.71</text:p>
          </table:table-cell>
          <table:table-cell office:value-type="float" office:value="-0.7">
            <text:p>-0.7</text:p>
          </table:table-cell>
          <table:table-cell office:value-type="float" office:value="3760.0">
            <text:p>37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6">
            <text:p>-6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7141">
            <text:p>AA-27141</text:p>
          </table:table-cell>
          <table:table-cell office:value-type="float" office:value="53.71">
            <text:p>53.71</text:p>
          </table:table-cell>
          <table:table-cell office:value-type="float" office:value="-0.96">
            <text:p>-0.96</text:p>
          </table:table-cell>
          <table:table-cell office:value-type="float" office:value="3395.0">
            <text:p>3395.0</text:p>
          </table:table-cell>
          <table:table-cell office:value-type="float" office:value="75.0">
            <text:p>75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6">
            <text:p>-5.0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4138">
            <text:p>AA-24138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4845.0">
            <text:p>48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1">
            <text:p>-6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91">
            <text:p>AA-25591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8240.0">
            <text:p>82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93">
            <text:p>-15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136">
            <text:p>OxA-7136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6170.0">
            <text:p>61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62">
            <text:p>-7.6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2">
            <text:p>GU-5702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370.0">
            <text:p>33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34">
            <text:p>-2.34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34283">
            <text:p>AA-34283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8930.0">
            <text:p>89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57">
            <text:p>-16.5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18">
            <text:p>CAM-41318</text:p>
          </table:table-cell>
          <table:table-cell office:value-type="float" office:value="53.67">
            <text:p>53.67</text:p>
          </table:table-cell>
          <table:table-cell office:value-type="float" office:value="-0.55">
            <text:p>-0.55</text:p>
          </table:table-cell>
          <table:table-cell office:value-type="float" office:value="5990.0">
            <text:p>59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15">
            <text:p>-6.15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22">
            <text:p>CAM-41322</text:p>
          </table:table-cell>
          <table:table-cell office:value-type="float" office:value="53.67">
            <text:p>53.67</text:p>
          </table:table-cell>
          <table:table-cell office:value-type="float" office:value="-0.56">
            <text:p>-0.56</text:p>
          </table:table-cell>
          <table:table-cell office:value-type="float" office:value="4100.0">
            <text:p>410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7">
            <text:p>-3.67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9">
            <text:p>AA-23439</text:p>
          </table:table-cell>
          <table:table-cell office:value-type="float" office:value="53.71">
            <text:p>53.71</text:p>
          </table:table-cell>
          <table:table-cell office:value-type="float" office:value="-0.96">
            <text:p>-0.96</text:p>
          </table:table-cell>
          <table:table-cell office:value-type="float" office:value="4800.0">
            <text:p>480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4">
            <text:p>-6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2">
            <text:p>OxA-7052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3670.0">
            <text:p>36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3">
            <text:p>OxA-7053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3310.0">
            <text:p>33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8">
            <text:p>-2.4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4">
            <text:p>OxA-7054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4960.0">
            <text:p>49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5">
            <text:p>OxA-7055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4650.0">
            <text:p>46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8">
            <text:p>-5.0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6">
            <text:p>OxA-7056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5440.0">
            <text:p>54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88">
            <text:p>-8.8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7">
            <text:p>OxA-7057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6000.0">
            <text:p>60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33">
            <text:p>-6.3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4">
            <text:p>OxA-7064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4494.0">
            <text:p>4494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3">
            <text:p>-4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5">
            <text:p>OxA-7065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595.0">
            <text:p>35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95">
            <text:p>-2.95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6">
            <text:p>OxA-7066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2635.0">
            <text:p>26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8">
            <text:p>-1.6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7">
            <text:p>OxA-7067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2690.0">
            <text:p>26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90">
            <text:p>OxA-7090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4300.0">
            <text:p>4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48">
            <text:p>-4.4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91">
            <text:p>OxA-7091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3940.0">
            <text:p>39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93">
            <text:p>-3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886">
            <text:p>AA-23886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3920.0">
            <text:p>39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137">
            <text:p>OxA-7137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4990.0">
            <text:p>49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2">
            <text:p>-10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19">
            <text:p>CAM-41319</text:p>
          </table:table-cell>
          <table:table-cell office:value-type="float" office:value="53.67">
            <text:p>53.67</text:p>
          </table:table-cell>
          <table:table-cell office:value-type="float" office:value="-0.56">
            <text:p>-0.56</text:p>
          </table:table-cell>
          <table:table-cell office:value-type="float" office:value="3560.0">
            <text:p>356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34280">
            <text:p>AA-34280</text:p>
          </table:table-cell>
          <table:table-cell office:value-type="float" office:value="53.66">
            <text:p>53.66</text:p>
          </table:table-cell>
          <table:table-cell office:value-type="float" office:value="-0.54">
            <text:p>-0.54</text:p>
          </table:table-cell>
          <table:table-cell office:value-type="float" office:value="5800.0">
            <text:p>580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7.13">
            <text:p>-7.13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20">
            <text:p>CAM-41320</text:p>
          </table:table-cell>
          <table:table-cell office:value-type="float" office:value="53.47">
            <text:p>53.47</text:p>
          </table:table-cell>
          <table:table-cell office:value-type="float" office:value="-0.48">
            <text:p>-0.48</text:p>
          </table:table-cell>
          <table:table-cell office:value-type="float" office:value="3490.0">
            <text:p>34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21">
            <text:p>CAM-41321</text:p>
          </table:table-cell>
          <table:table-cell office:value-type="float" office:value="53.67">
            <text:p>53.67</text:p>
          </table:table-cell>
          <table:table-cell office:value-type="float" office:value="-0.55">
            <text:p>-0.55</text:p>
          </table:table-cell>
          <table:table-cell office:value-type="float" office:value="4300.0">
            <text:p>430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9">
            <text:p>-6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3">
            <text:p>GU-5703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590.0">
            <text:p>3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06">
            <text:p>-3.0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7">
            <text:p>GU-5707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4700.0">
            <text:p>47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13">
            <text:p>-5.1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6">
            <text:p>GU-5706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3890.0">
            <text:p>38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3">
            <text:p>-4.1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4">
            <text:p>GU-5704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1840.0">
            <text:p>18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699">
            <text:p>GU-5699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5040.0">
            <text:p>504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68">
            <text:p>-5.6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6">
            <text:p>AA-23436</text:p>
          </table:table-cell>
          <table:table-cell office:value-type="float" office:value="53.71">
            <text:p>53.71</text:p>
          </table:table-cell>
          <table:table-cell office:value-type="float" office:value="-0.6">
            <text:p>-0.6</text:p>
          </table:table-cell>
          <table:table-cell office:value-type="float" office:value="4830.0">
            <text:p>483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61">
            <text:p>-5.61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2674">
            <text:p>AA-22674</text:p>
          </table:table-cell>
          <table:table-cell office:value-type="float" office:value="53.71">
            <text:p>53.71</text:p>
          </table:table-cell>
          <table:table-cell office:value-type="float" office:value="-0.6">
            <text:p>-0.6</text:p>
          </table:table-cell>
          <table:table-cell office:value-type="float" office:value="3910.0">
            <text:p>3910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9">
            <text:p>-4.8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8">
            <text:p>AA-23438</text:p>
          </table:table-cell>
          <table:table-cell office:value-type="float" office:value="53.48">
            <text:p>53.48</text:p>
          </table:table-cell>
          <table:table-cell office:value-type="float" office:value="-0.75">
            <text:p>-0.75</text:p>
          </table:table-cell>
          <table:table-cell office:value-type="float" office:value="3090.0">
            <text:p>309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7">
            <text:p>AA-23437</text:p>
          </table:table-cell>
          <table:table-cell office:value-type="float" office:value="53.66">
            <text:p>53.66</text:p>
          </table:table-cell>
          <table:table-cell office:value-type="float" office:value="-0.7">
            <text:p>-0.7</text:p>
          </table:table-cell>
          <table:table-cell office:value-type="float" office:value="3425.0">
            <text:p>342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6">
            <text:p>-6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17">
            <text:p>CAM-41317</text:p>
          </table:table-cell>
          <table:table-cell office:value-type="float" office:value="53.47">
            <text:p>53.47</text:p>
          </table:table-cell>
          <table:table-cell office:value-type="float" office:value="-0.48">
            <text:p>-0.48</text:p>
          </table:table-cell>
          <table:table-cell office:value-type="float" office:value="3170.0">
            <text:p>3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1">
            <text:p>-2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748">
            <text:p>SRR-4748</text:p>
          </table:table-cell>
          <table:table-cell office:value-type="float" office:value="53.71">
            <text:p>53.71</text:p>
          </table:table-cell>
          <table:table-cell office:value-type="float" office:value="-0.52">
            <text:p>-0.52</text:p>
          </table:table-cell>
          <table:table-cell office:value-type="float" office:value="3640.0">
            <text:p>36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749">
            <text:p>SRR-4749</text:p>
          </table:table-cell>
          <table:table-cell office:value-type="float" office:value="53.71">
            <text:p>53.71</text:p>
          </table:table-cell>
          <table:table-cell office:value-type="float" office:value="-0.52">
            <text:p>-0.52</text:p>
          </table:table-cell>
          <table:table-cell office:value-type="float" office:value="3770.0">
            <text:p>37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6">
            <text:p>-4.26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894">
            <text:p>SRR-4894</text:p>
          </table:table-cell>
          <table:table-cell office:value-type="float" office:value="53.77">
            <text:p>53.77</text:p>
          </table:table-cell>
          <table:table-cell office:value-type="float" office:value="-0.73">
            <text:p>-0.73</text:p>
          </table:table-cell>
          <table:table-cell office:value-type="float" office:value="5615.0">
            <text:p>56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5">
            <text:p>-7.3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1">
            <text:p>GU-5701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940.0">
            <text:p>39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27">
            <text:p>-3.2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0">
            <text:p>GU-5700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4730.0">
            <text:p>47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47">
            <text:p>-5.4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743">
            <text:p>SRR-4743</text:p>
          </table:table-cell>
          <table:table-cell office:value-type="float" office:value="53.77">
            <text:p>53.77</text:p>
          </table:table-cell>
          <table:table-cell office:value-type="float" office:value="-0.73">
            <text:p>-0.73</text:p>
          </table:table-cell>
          <table:table-cell office:value-type="float" office:value="4170.0">
            <text:p>41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8">
            <text:p>-6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2678">
            <text:p>AA-22678</text:p>
          </table:table-cell>
          <table:table-cell office:value-type="float" office:value="53.48">
            <text:p>53.48</text:p>
          </table:table-cell>
          <table:table-cell office:value-type="float" office:value="-0.75">
            <text:p>-0.75</text:p>
          </table:table-cell>
          <table:table-cell office:value-type="float" office:value="1880.0">
            <text:p>18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